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73d" officeooo:paragraph-rsid="0006973d"/>
    </style:style>
    <style:style style:name="P2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3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4" style:family="paragraph" style:parent-style-name="Standard">
      <style:paragraph-properties fo:text-align="start" style:justify-single-word="false"/>
      <style:text-properties officeooo:paragraph-rsid="001511d3"/>
    </style:style>
    <style:style style:name="P5" style:family="paragraph" style:parent-style-name="Standard">
      <style:paragraph-properties fo:text-align="start" style:justify-single-word="false"/>
      <style:text-properties officeooo:paragraph-rsid="001720fc"/>
    </style:style>
    <style:style style:name="P6" style:family="paragraph" style:parent-style-name="Standard">
      <style:paragraph-properties fo:text-align="start" style:justify-single-word="false"/>
      <style:text-properties officeooo:paragraph-rsid="00278c9a"/>
    </style:style>
    <style:style style:name="P7" style:family="paragraph" style:parent-style-name="Standard">
      <style:paragraph-properties fo:text-align="start" style:justify-single-word="false"/>
      <style:text-properties officeooo:paragraph-rsid="00290a30"/>
    </style:style>
    <style:style style:name="P8" style:family="paragraph" style:parent-style-name="Standard">
      <style:paragraph-properties fo:text-align="start" style:justify-single-word="false"/>
      <style:text-properties officeooo:paragraph-rsid="002d1bdc"/>
    </style:style>
    <style:style style:name="P9" style:family="paragraph" style:parent-style-name="Standard">
      <style:paragraph-properties fo:text-align="start" style:justify-single-word="false"/>
      <style:text-properties officeooo:paragraph-rsid="001e91f9"/>
    </style:style>
    <style:style style:name="P10" style:family="paragraph" style:parent-style-name="Standard">
      <style:paragraph-properties fo:text-align="start" style:justify-single-word="false"/>
      <style:text-properties officeooo:paragraph-rsid="00226942"/>
    </style:style>
    <style:style style:name="P11" style:family="paragraph" style:parent-style-name="Standard">
      <style:paragraph-properties fo:text-align="start" style:justify-single-word="false"/>
      <style:text-properties officeooo:rsid="0009b205" officeooo:paragraph-rsid="0009b205"/>
    </style:style>
    <style:style style:name="P12" style:family="paragraph" style:parent-style-name="Standard">
      <style:paragraph-properties fo:text-align="start" style:justify-single-word="false"/>
      <style:text-properties officeooo:rsid="000aa8dc" officeooo:paragraph-rsid="000aa8dc"/>
    </style:style>
    <style:style style:name="P13" style:family="paragraph" style:parent-style-name="Standard">
      <style:paragraph-properties fo:text-align="start" style:justify-single-word="false"/>
      <style:text-properties officeooo:rsid="000aa8dc" officeooo:paragraph-rsid="00330b40"/>
    </style:style>
    <style:style style:name="P14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Courier" officeooo:rsid="00136c15" officeooo:paragraph-rsid="00136c15"/>
    </style:style>
    <style:style style:name="P16" style:family="paragraph" style:parent-style-name="Standard">
      <style:paragraph-properties fo:text-align="start" style:justify-single-word="false"/>
      <style:text-properties style:font-name="Courier" officeooo:rsid="00150ecb" officeooo:paragraph-rsid="00150ecb"/>
    </style:style>
    <style:style style:name="P17" style:family="paragraph" style:parent-style-name="Standard">
      <style:paragraph-properties fo:text-align="start" style:justify-single-word="false"/>
      <style:text-properties style:font-name="Courier" officeooo:rsid="00156d7d" officeooo:paragraph-rsid="00156d7d"/>
    </style:style>
    <style:style style:name="P18" style:family="paragraph" style:parent-style-name="Standard">
      <style:paragraph-properties fo:text-align="start" style:justify-single-word="false"/>
      <style:text-properties style:font-name="Courier" officeooo:rsid="001cf7bb" officeooo:paragraph-rsid="001cf7bb"/>
    </style:style>
    <style:style style:name="P19" style:family="paragraph" style:parent-style-name="Standard">
      <style:paragraph-properties fo:text-align="start" style:justify-single-word="false"/>
      <style:text-properties style:font-name="Courier" officeooo:rsid="001cf7bb" officeooo:paragraph-rsid="001e91f9"/>
    </style:style>
    <style:style style:name="P20" style:family="paragraph" style:parent-style-name="Standard">
      <style:paragraph-properties fo:text-align="start" style:justify-single-word="false"/>
      <style:text-properties style:font-name="Courier" officeooo:rsid="001e91f9" officeooo:paragraph-rsid="001e91f9"/>
    </style:style>
    <style:style style:name="P21" style:family="paragraph" style:parent-style-name="Standard">
      <style:paragraph-properties fo:text-align="start" style:justify-single-word="false"/>
      <style:text-properties style:font-name="Courier" officeooo:rsid="001e91f9" officeooo:paragraph-rsid="0042ebe3"/>
    </style:style>
    <style:style style:name="P22" style:family="paragraph" style:parent-style-name="Standard">
      <style:paragraph-properties fo:text-align="start" style:justify-single-word="false"/>
      <style:text-properties style:font-name="Courier" officeooo:rsid="002827d7" officeooo:paragraph-rsid="00293b95"/>
    </style:style>
    <style:style style:name="P23" style:family="paragraph" style:parent-style-name="Standard">
      <style:paragraph-properties fo:text-align="start" style:justify-single-word="false"/>
      <style:text-properties style:font-name="Courier" officeooo:paragraph-rsid="00293b95"/>
    </style:style>
    <style:style style:name="P24" style:family="paragraph" style:parent-style-name="Standard">
      <style:paragraph-properties fo:text-align="start" style:justify-single-word="false"/>
      <style:text-properties style:font-name="Courier" officeooo:rsid="00290a30" officeooo:paragraph-rsid="00290a30"/>
    </style:style>
    <style:style style:name="P25" style:family="paragraph" style:parent-style-name="Standard">
      <style:paragraph-properties fo:text-align="start" style:justify-single-word="false"/>
      <style:text-properties style:font-name="Courier" officeooo:rsid="00290a30" officeooo:paragraph-rsid="00293b95"/>
    </style:style>
    <style:style style:name="P26" style:family="paragraph" style:parent-style-name="Standard">
      <style:paragraph-properties fo:text-align="start" style:justify-single-word="false"/>
      <style:text-properties style:font-name="Courier" officeooo:rsid="00293b95" officeooo:paragraph-rsid="00293b95"/>
    </style:style>
    <style:style style:name="P27" style:family="paragraph" style:parent-style-name="Standard">
      <style:paragraph-properties fo:text-align="start" style:justify-single-word="false"/>
      <style:text-properties style:font-name="Courier" officeooo:rsid="00226942" officeooo:paragraph-rsid="00226942"/>
    </style:style>
    <style:style style:name="P28" style:family="paragraph" style:parent-style-name="Standard">
      <style:paragraph-properties fo:text-align="start" style:justify-single-word="false"/>
      <style:text-properties style:font-name="Courier" officeooo:rsid="0021d270" officeooo:paragraph-rsid="0021d270"/>
    </style:style>
    <style:style style:name="P29" style:family="paragraph" style:parent-style-name="Standard">
      <style:paragraph-properties fo:text-align="start" style:justify-single-word="false"/>
      <style:text-properties style:font-name="Courier" officeooo:rsid="0021d270" officeooo:paragraph-rsid="00448f56"/>
    </style:style>
    <style:style style:name="P30" style:family="paragraph" style:parent-style-name="Standard">
      <style:paragraph-properties fo:text-align="start" style:justify-single-word="false"/>
      <style:text-properties style:font-name="Courier" officeooo:rsid="001a89b5" officeooo:paragraph-rsid="001a89b5"/>
    </style:style>
    <style:style style:name="P31" style:family="paragraph" style:parent-style-name="Standard">
      <style:paragraph-properties fo:text-align="start" style:justify-single-word="false"/>
      <style:text-properties style:font-name="Courier" officeooo:rsid="001a68bc" officeooo:paragraph-rsid="001a68bc"/>
    </style:style>
    <style:style style:name="P32" style:family="paragraph" style:parent-style-name="Standard">
      <style:paragraph-properties fo:text-align="start" style:justify-single-word="false"/>
      <style:text-properties style:font-name="Courier" officeooo:rsid="001996cd" officeooo:paragraph-rsid="001996cd"/>
    </style:style>
    <style:style style:name="P33" style:family="paragraph" style:parent-style-name="Standard">
      <style:paragraph-properties fo:text-align="start" style:justify-single-word="false"/>
      <style:text-properties style:font-name="Courier" officeooo:rsid="001720fc" officeooo:paragraph-rsid="00290a30"/>
    </style:style>
    <style:style style:name="P34" style:family="paragraph" style:parent-style-name="Standard">
      <style:paragraph-properties fo:text-align="start" style:justify-single-word="false"/>
      <style:text-properties style:font-name="Courier" officeooo:rsid="001720fc" officeooo:paragraph-rsid="001511d3"/>
    </style:style>
    <style:style style:name="P35" style:family="paragraph" style:parent-style-name="Standard">
      <style:paragraph-properties fo:text-align="start" style:justify-single-word="false"/>
      <style:text-properties officeooo:rsid="001511d3" officeooo:paragraph-rsid="001511d3"/>
    </style:style>
    <style:style style:name="P36" style:family="paragraph" style:parent-style-name="Standard">
      <style:paragraph-properties fo:text-align="start" style:justify-single-word="false"/>
      <style:text-properties officeooo:rsid="001720fc" officeooo:paragraph-rsid="001720fc"/>
    </style:style>
    <style:style style:name="P37" style:family="paragraph" style:parent-style-name="Standard">
      <style:paragraph-properties fo:text-align="start" style:justify-single-word="false"/>
      <style:text-properties officeooo:rsid="00150ecb" officeooo:paragraph-rsid="00150ecb"/>
    </style:style>
    <style:style style:name="P38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39" style:family="paragraph" style:parent-style-name="Standard">
      <style:paragraph-properties fo:text-align="start" style:justify-single-word="false"/>
      <style:text-properties officeooo:rsid="001a68bc" officeooo:paragraph-rsid="001a68bc"/>
    </style:style>
    <style:style style:name="P40" style:family="paragraph" style:parent-style-name="Standard">
      <style:paragraph-properties fo:text-align="start" style:justify-single-word="false"/>
      <style:text-properties officeooo:rsid="001a68bc" officeooo:paragraph-rsid="0021d270"/>
    </style:style>
    <style:style style:name="P41" style:family="paragraph" style:parent-style-name="Standard">
      <style:paragraph-properties fo:text-align="start" style:justify-single-word="false"/>
      <style:text-properties officeooo:rsid="001cf7bb" officeooo:paragraph-rsid="001cf7bb"/>
    </style:style>
    <style:style style:name="P42" style:family="paragraph" style:parent-style-name="Standard">
      <style:paragraph-properties fo:text-align="start" style:justify-single-word="false"/>
      <style:text-properties officeooo:rsid="001e91f9" officeooo:paragraph-rsid="001e91f9"/>
    </style:style>
    <style:style style:name="P43" style:family="paragraph" style:parent-style-name="Standard">
      <style:paragraph-properties fo:text-align="start" style:justify-single-word="false"/>
      <style:text-properties officeooo:rsid="001e91f9" officeooo:paragraph-rsid="00200ec4"/>
    </style:style>
    <style:style style:name="P44" style:family="paragraph" style:parent-style-name="Standard">
      <style:paragraph-properties fo:text-align="start" style:justify-single-word="false"/>
      <style:text-properties officeooo:rsid="0021d270" officeooo:paragraph-rsid="0021d270"/>
    </style:style>
    <style:style style:name="P45" style:family="paragraph" style:parent-style-name="Standard">
      <style:paragraph-properties fo:text-align="start" style:justify-single-word="false"/>
      <style:text-properties officeooo:rsid="0027d77b" officeooo:paragraph-rsid="0027d77b"/>
    </style:style>
    <style:style style:name="P46" style:family="paragraph" style:parent-style-name="Standard">
      <style:paragraph-properties fo:text-align="start" style:justify-single-word="false"/>
      <style:text-properties officeooo:rsid="002827d7" officeooo:paragraph-rsid="002827d7"/>
    </style:style>
    <style:style style:name="P47" style:family="paragraph" style:parent-style-name="Standard">
      <style:paragraph-properties fo:text-align="start" style:justify-single-word="false"/>
      <style:text-properties officeooo:rsid="002f0265" officeooo:paragraph-rsid="002f0265"/>
    </style:style>
    <style:style style:name="P48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49" style:family="paragraph" style:parent-style-name="Standard">
      <style:paragraph-properties fo:text-align="start" style:justify-single-word="false"/>
      <style:text-properties officeooo:rsid="0031bb5f" officeooo:paragraph-rsid="0031bb5f"/>
    </style:style>
    <style:style style:name="P50" style:family="paragraph" style:parent-style-name="Standard">
      <style:paragraph-properties fo:text-align="start" style:justify-single-word="false"/>
      <style:text-properties officeooo:rsid="00352ece" officeooo:paragraph-rsid="00352ece"/>
    </style:style>
    <style:style style:name="P51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52" style:family="paragraph" style:parent-style-name="Standard">
      <style:paragraph-properties fo:text-align="start" style:justify-single-word="false"/>
      <style:text-properties officeooo:rsid="0037d9ec" officeooo:paragraph-rsid="0037d9ec"/>
    </style:style>
    <style:style style:name="P53" style:family="paragraph" style:parent-style-name="Standard">
      <style:paragraph-properties fo:text-align="start" style:justify-single-word="false"/>
      <style:text-properties fo:font-style="italic" fo:font-weight="normal" officeooo:rsid="003aa7d7" officeooo:paragraph-rsid="003aa7d7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officeooo:rsid="004011c9" officeooo:paragraph-rsid="004011c9"/>
    </style:style>
    <style:style style:name="P56" style:family="paragraph" style:parent-style-name="Standard">
      <style:paragraph-properties fo:text-align="start" style:justify-single-word="false"/>
      <style:text-properties officeooo:rsid="004709dd" officeooo:paragraph-rsid="004709dd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0aa8dc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0c365a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0d735f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31bb5f"/>
    </style:style>
    <style:style style:name="P61" style:family="paragraph" style:parent-style-name="Standard" style:list-style-name="L4">
      <style:paragraph-properties fo:text-align="start" style:justify-single-word="false"/>
      <style:text-properties officeooo:paragraph-rsid="0037d9ec"/>
    </style:style>
    <style:style style:name="P62" style:family="paragraph" style:parent-style-name="Standard">
      <style:paragraph-properties fo:text-align="start" style:justify-single-word="false"/>
      <style:text-properties officeooo:paragraph-rsid="003776d3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0c365a" officeooo:paragraph-rsid="000c365a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0d735f" officeooo:paragraph-rsid="000d735f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2f0265" officeooo:paragraph-rsid="002f0265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4817ea" officeooo:paragraph-rsid="004817ea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3776d3" officeooo:paragraph-rsid="003776d3"/>
    </style:style>
    <style:style style:name="P68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31bb5f" officeooo:paragraph-rsid="0031bb5f"/>
    </style:style>
    <style:style style:name="P70" style:family="paragraph" style:parent-style-name="Standard" style:list-style-name="L3">
      <style:paragraph-properties fo:text-align="start" style:justify-single-word="false"/>
      <style:text-properties officeooo:rsid="0031bb5f" officeooo:paragraph-rsid="0031bb5f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330b40" officeooo:paragraph-rsid="00330b40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308981" officeooo:paragraph-rsid="0031bb5f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08468c" officeooo:paragraph-rsid="0031bb5f"/>
    </style:style>
    <style:style style:name="P74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75" style:family="paragraph" style:parent-style-name="Standard" style:list-style-name="L4">
      <style:paragraph-properties fo:text-align="start" style:justify-single-word="false"/>
      <style:text-properties officeooo:rsid="0037d9ec" officeooo:paragraph-rsid="0037d9ec"/>
    </style:style>
    <style:style style:name="P76" style:family="paragraph" style:parent-style-name="Standard" style:list-style-name="L4">
      <style:paragraph-properties fo:text-align="start" style:justify-single-word="false"/>
      <style:text-properties fo:font-style="italic" officeooo:rsid="003949f8" officeooo:paragraph-rsid="003949f8" style:font-style-asian="italic" style:font-style-complex="italic"/>
    </style:style>
    <style:style style:name="P77" style:family="paragraph" style:parent-style-name="Standard" style:list-style-name="L4">
      <style:paragraph-properties fo:text-align="start" style:justify-single-word="false"/>
      <style:text-properties fo:font-style="italic" fo:font-weight="bold" officeooo:rsid="003aa7d7" officeooo:paragraph-rsid="003aa7d7" style:font-style-asian="italic" style:font-weight-asian="bold" style:font-style-complex="italic" style:font-weight-complex="bold"/>
    </style:style>
    <style:style style:name="P78" style:family="paragraph" style:parent-style-name="Standard" style:list-style-name="L4">
      <style:paragraph-properties fo:text-align="start" style:justify-single-word="false"/>
      <style:text-properties officeooo:rsid="003949f8" officeooo:paragraph-rsid="003949f8"/>
    </style:style>
    <style:style style:name="P79" style:family="paragraph" style:parent-style-name="Standard" style:list-style-name="L5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81" style:family="paragraph" style:parent-style-name="Standard">
      <style:paragraph-properties fo:text-align="center" style:justify-single-word="false"/>
      <style:text-properties fo:font-size="14pt" officeooo:rsid="0006973d" officeooo:paragraph-rsid="0006973d" style:font-size-asian="14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83" style:family="paragraph">
      <loext:graphic-properties draw:fill="none" draw:fill-color="#ffffff"/>
      <style:paragraph-properties style:writing-mode="lr-tb"/>
      <style:text-properties style:font-name="Courier"/>
    </style:style>
    <style:style style:name="T1" style:family="text">
      <style:text-properties officeooo:rsid="000aa8dc"/>
    </style:style>
    <style:style style:name="T2" style:family="text">
      <style:text-properties officeooo:rsid="000c365a"/>
    </style:style>
    <style:style style:name="T3" style:family="text">
      <style:text-properties officeooo:rsid="000d735f"/>
    </style:style>
    <style:style style:name="T4" style:family="text">
      <style:text-properties officeooo:rsid="000e600b"/>
    </style:style>
    <style:style style:name="T5" style:family="text">
      <style:text-properties officeooo:rsid="0010a5e5"/>
    </style:style>
    <style:style style:name="T6" style:family="text">
      <style:text-properties style:font-name="Courier"/>
    </style:style>
    <style:style style:name="T7" style:family="text">
      <style:text-properties style:font-name="Courier" officeooo:rsid="00156d7d"/>
    </style:style>
    <style:style style:name="T8" style:family="text">
      <style:text-properties style:font-name="Courier" officeooo:rsid="001720fc"/>
    </style:style>
    <style:style style:name="T9" style:family="text">
      <style:text-properties style:font-name="Courier" officeooo:rsid="001511d3"/>
    </style:style>
    <style:style style:name="T10" style:family="text">
      <style:text-properties style:font-name="Courier" officeooo:rsid="001996cd"/>
    </style:style>
    <style:style style:name="T11" style:family="text">
      <style:text-properties style:font-name="Courier" fo:font-style="italic" style:font-style-asian="italic" style:font-style-complex="italic"/>
    </style:style>
    <style:style style:name="T12" style:family="text">
      <style:text-properties style:font-name="Courier" fo:font-style="italic" officeooo:rsid="004b555b" style:font-style-asian="italic" style:font-style-complex="italic"/>
    </style:style>
    <style:style style:name="T13" style:family="text">
      <style:text-properties style:font-name="Courier" fo:font-style="italic" officeooo:rsid="004e7773" style:font-style-asian="italic" style:font-style-complex="italic"/>
    </style:style>
    <style:style style:name="T14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ourier" fo:font-style="italic" fo:font-weight="bold" officeooo:rsid="004e7773" style:font-style-asian="italic" style:font-weight-asian="bold" style:font-style-complex="italic" style:font-weight-complex="bold"/>
    </style:style>
    <style:style style:name="T16" style:family="text">
      <style:text-properties style:font-name="Courier" fo:font-style="italic" fo:font-weight="normal" officeooo:rsid="004e7773" style:font-style-asian="italic" style:font-weight-asian="normal" style:font-style-complex="italic" style:font-weight-complex="normal"/>
    </style:style>
    <style:style style:name="T17" style:family="text">
      <style:text-properties style:font-name="Courier" fo:font-style="normal" style:font-style-asian="normal" style:font-style-complex="normal"/>
    </style:style>
    <style:style style:name="T18" style:family="text">
      <style:text-properties style:font-name="Courier" fo:font-style="normal" fo:font-weight="normal" officeooo:rsid="004e7773" style:font-style-asian="normal" style:font-weight-asian="normal" style:font-style-complex="normal" style:font-weight-complex="normal"/>
    </style:style>
    <style:style style:name="T19" style:family="text">
      <style:text-properties style:font-name="Courier" officeooo:rsid="001cf7bb"/>
    </style:style>
    <style:style style:name="T20" style:family="text">
      <style:text-properties style:font-name="Courier" officeooo:rsid="001e91f9"/>
    </style:style>
    <style:style style:name="T21" style:family="text">
      <style:text-properties style:font-name="Courier" officeooo:rsid="00200ec4"/>
    </style:style>
    <style:style style:name="T22" style:family="text">
      <style:text-properties style:font-name="Courier" officeooo:rsid="00226942"/>
    </style:style>
    <style:style style:name="T23" style:family="text">
      <style:text-properties style:font-name="Courier" officeooo:rsid="002459bd"/>
    </style:style>
    <style:style style:name="T24" style:family="text">
      <style:text-properties style:font-name="Courier" officeooo:rsid="00278c9a"/>
    </style:style>
    <style:style style:name="T25" style:family="text">
      <style:text-properties style:font-name="Courier" officeooo:rsid="00290a30"/>
    </style:style>
    <style:style style:name="T26" style:family="text">
      <style:text-properties style:font-name="Courier" officeooo:rsid="002d1bdc"/>
    </style:style>
    <style:style style:name="T27" style:family="text">
      <style:text-properties style:font-name="Courier" officeooo:rsid="002e1fc8"/>
    </style:style>
    <style:style style:name="T28" style:family="text">
      <style:text-properties style:font-name="Courier" officeooo:rsid="002f0265"/>
    </style:style>
    <style:style style:name="T29" style:family="text">
      <style:text-properties style:font-name="Courier" officeooo:rsid="00308981"/>
    </style:style>
    <style:style style:name="T30" style:family="text">
      <style:text-properties style:font-name="Courier" officeooo:rsid="004011c9"/>
    </style:style>
    <style:style style:name="T31" style:family="text">
      <style:text-properties style:font-name="Courier" officeooo:rsid="004b555b"/>
    </style:style>
    <style:style style:name="T32" style:family="text">
      <style:text-properties style:font-name="Courier" officeooo:rsid="004dfaff"/>
    </style:style>
    <style:style style:name="T33" style:family="text">
      <style:text-properties officeooo:rsid="00150ecb"/>
    </style:style>
    <style:style style:name="T34" style:family="text">
      <style:text-properties officeooo:rsid="0027d77b"/>
    </style:style>
    <style:style style:name="T35" style:family="text">
      <style:text-properties officeooo:rsid="002d1bdc"/>
    </style:style>
    <style:style style:name="T36" style:family="text">
      <style:text-properties officeooo:rsid="002f0265"/>
    </style:style>
    <style:style style:name="T37" style:family="text">
      <style:text-properties officeooo:rsid="00308981"/>
    </style:style>
    <style:style style:name="T38" style:family="text">
      <style:text-properties officeooo:rsid="0031bb5f"/>
    </style:style>
    <style:style style:name="T39" style:family="text">
      <style:text-properties officeooo:rsid="0037d9e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949f8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37d9ec" style:font-style-asian="italic" style:font-weight-asian="bold" style:font-style-complex="italic" style:font-weight-complex="bold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949f8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949f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e91f9"/>
    </style:style>
    <style:style style:name="T53" style:family="text">
      <style:text-properties officeooo:rsid="0044900e"/>
    </style:style>
    <style:style style:name="T54" style:family="text">
      <style:text-properties officeooo:rsid="004709dd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57" style:family="text">
      <style:text-properties style:text-line-through-style="solid" style:text-line-through-type="single" fo:font-style="normal" style:text-underline-style="solid" style:text-underline-width="auto" style:text-underline-color="font-color" style:font-style-asian="normal" style:font-style-complex="normal"/>
    </style:style>
    <style:style style:name="T58" style:family="text">
      <style:text-properties style:text-line-through-style="none" style:text-line-through-type="none" fo:font-style="normal" style:text-underline-style="solid" style:text-underline-width="auto" style:text-underline-color="font-color" style:font-style-asian="normal" style:font-style-complex="normal"/>
    </style:style>
    <style:style style:name="T59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60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6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4fae4e"/>
    </style:style>
    <style:style style:name="T63" style:family="text">
      <style:text-properties officeooo:rsid="0050b0fa"/>
    </style:style>
    <style:style style:name="T64" style:family="text">
      <style:text-properties officeooo:rsid="003776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.0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6992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0008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" draw:name="Kształt1_0" draw:style-name="gr3" draw:text-style-name="P83" svg:width="3.6169in" svg:height="1.6996in" svg:x="3.7717in" svg:y="1.0366in">
        <draw:text-box>
          <text:p><text:span text:style-name="T6"/></text:p>
          <text:p><text:span text:style-name="T6"><text:tab/></text:span><text:span text:style-name="T6">void main(int i, int j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print("hello world") ;</text:span></text:p>
          <text:p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int ij = i + j;</text:span></text:p>
          <text:p><text:span text:style-name="T6"><text:tab/></text:span><text:span text:style-name="T6">}</text:span></text:p>
          <text:p><text:span text:style-name="T6"><text:s text:c="2"/></text:span></text:p>
        </draw:text-box>
      </draw:frame>
      <draw:frame text:anchor-type="page" text:anchor-page-number="2" draw:z-index="0" draw:name="Kształt1" draw:style-name="gr4" draw:text-style-name="P83" svg:width="2.7303in" svg:height="2.0012in" svg:x="0.6638in" svg:y="1.0272in">
        <draw:text-box>
          <text:p><text:span text:style-name="T6"/></text:p>
          <text:p><text:span text:style-name="T6"><text:tab/></text:span><text:span text:style-name="T6">int main(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int i = 1;</text:span></text:p>
          <text:p><text:span text:style-name="T6"><text:tab/></text:span><text:span text:style-name="T6"><text:tab/></text:span><text:span text:style-name="T6"><text:tab/></text:span><text:span text:style-name="T6">int j = 2;</text:span></text:p>
          <text:p><text:span text:style-name="T6"><text:tab/></text:span><text:span text:style-name="T6"><text:tab/></text:span><text:span text:style-name="T6"><text:tab/></text:span><text:span text:style-name="T6">print( i + j ); </text:span></text:p>
          <text:p><text:span text:style-name="T6"><text:tab/></text:span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return 0;</text:span></text:p>
          <text:p><text:span text:style-name="T6"><text:tab/></text:span><text:span text:style-name="T6">}</text:span></text:p>
          <text:p><text:span text:style-name="T6"/></text:p>
        </draw:text-box>
      </draw:frame>
      <text:p text:style-name="P81">Język wspierający operacje na listach</text:p>
      <text:p text:style-name="P1"/>
      <text:p text:style-name="P2">Jakub Zieliński 299041</text:p>
      <text:p text:style-name="P2"/>
      <text:p text:style-name="P1"/>
      <text:p text:style-name="P14">Opis funkcjonalny</text:p>
      <text:p text:style-name="P3"/>
      <text:p text:style-name="P11">Głównym celem języka będzie ułatwienie pracy z listami. Wsparcie definiowania list oraz operacji modyfikujących zawartość listy <text:span text:style-name="T1">przy pomocy operatorów</text:span>. <text:span text:style-name="T1">Dodatkowe operacje dotyczące list to sortowanie oraz filtracja listy (przy pomocy predykatu zdefiniowanego przez użytkownika) .</text:span></text:p>
      <text:p text:style-name="P3"/>
      <text:p text:style-name="P12">Elementy języka:</text:p>
      <text:p text:style-name="P12"/>
      <text:list xml:id="list2836746572" text:style-name="L1">
        <text:list-item>
          <text:p text:style-name="P57"><text:span text:style-name="T1">język będzie wspierał podstawowe typy danych : int, </text:span><text:span text:style-name="T36">float</text:span><text:span text:style-name="T1">, string oraz typ specjalny dla języka, czyli list</text:span><text:span text:style-name="T34">&lt;type&gt;</text:span><text:span text:style-name="T1">. </text:span><text:span text:style-name="T2">Typ string reprezentuje zmienne tekstowe w podwójnym cudzysłowie.</text:span></text:p>
        </text:list-item>
        <text:list-item>
          <text:p text:style-name="P63">Instrukcja warunkowa if else</text:p>
        </text:list-item>
        <text:list-item>
          <text:p text:style-name="P63">Pętla while</text:p>
        </text:list-item>
        <text:list-item>
          <text:p text:style-name="P58"><text:span text:style-name="T2">funkcje definiowane </text:span><text:span text:style-name="T35">przez użytkownika</text:span><text:span text:style-name="T2"> </text:span><text:span text:style-name="T35">przy pomocy sygnatury opisanej w "gramatyce"</text:span></text:p>
        </text:list-item>
        <text:list-item>
          <text:p text:style-name="P64">Operacje wbudowane <text:span text:style-name="T5">w język wspierające pracę z listami </text:span><text:span text:style-name="T35">celujące w pracę z listami </text:span></text:p>
          <text:list>
            <text:list-item>
              <text:p text:style-name="P65">filtrowanie przy pomocy predykatu : someList.filter( ele -&gt; ele &gt; 4 )</text:p>
            </text:list-item>
            <text:list-item>
              <text:p text:style-name="P65">usuwanie elementu na danej pozycji : someList.remove( index )</text:p>
            </text:list-item>
            <text:list-item>
              <text:p text:style-name="P65">modyfikacja każdego elementu listy : someList.foreach( <text:span text:style-name="T62">ele -&gt; ele * 2</text:span> )</text:p>
            </text:list-item>
            <text:list-item>
              <text:p text:style-name="P66">dodanie elementu na koniec listy : someList.add(123)</text:p>
            </text:list-item>
          </text:list>
        </text:list-item>
        <text:list-item>
          <text:p text:style-name="P59"><text:span text:style-name="T3">Operatory </text:span><text:span text:style-name="T4">specjalne dla typu list:</text:span></text:p>
          <text:list>
            <text:list-item>
              <text:p text:style-name="P65">konkatenacja <text:span text:style-name="T37">list</text:span>: operator '+' </text:p>
            </text:list-item>
            <text:list-item>
              <text:p text:style-name="P65">dostęp indeksowy : operator []</text:p>
            </text:list-item>
          </text:list>
        </text:list-item>
        <text:list-item>
          <text:p text:style-name="P65">Operacje arytmetyczne na liczbach całkowitych oraz zmiennoprzecinkowych</text:p>
        </text:list-item>
        <text:list-item>
          <text:p text:style-name="P65">Operacje na stringach, mianowicie konkatenacja oraz dostęp indeksowy</text:p>
        </text:list-item>
        <text:list-item>
          <text:p text:style-name="P67">Standardowe wyjście przy pomocy wbudowanej funkcji print(value) </text:p>
          <text:p text:style-name="P67"/>
        </text:list-item>
      </text:list>
      <text:p text:style-name="P47"/>
      <text:p text:style-name="P49">Zasady dotyczące zmiennych:</text:p>
      <text:list xml:id="list1084301655" text:style-name="L2">
        <text:list-item>
          <text:p text:style-name="P69">typowane statycznie</text:p>
        </text:list-item>
        <text:list-item>
          <text:p text:style-name="P71">typowane silnie</text:p>
        </text:list-item>
        <text:list-item>
          <text:p text:style-name="P69">zmienne są mutowalne</text:p>
        </text:list-item>
        <text:list-item>
          <text:p text:style-name="P71">widoczne wewnątrz bloku ograniczonego nawisami `{` , `}`</text:p>
        </text:list-item>
      </text:list>
      <text:p text:style-name="P47"/>
      <text:list xml:id="list114505060605880" text:continue-list="list2836746572" text:style-name="L1">
        <text:list-item>
          <text:list>
            <text:list-header>
              <text:p text:style-name="P65"/>
            </text:list-header>
          </text:list>
        </text:list-item>
      </text:list>
      <text:p text:style-name="P1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Przykłady <text:s/></text:p>
      <text:p text:style-name="P12"/>
      <text:p text:style-name="P13"><text:s text:c="2"/></text:p>
      <text:p text:style-name="P1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Punktem startowym dla interpretera jest fukcja o nazwie main, oprócze warunku na nazwę nie ma innchy wymagań co do sygnatury.</text:p>
      <text:p text:style-name="P50"><text:s/></text:p>
      <text:p text:style-name="P50"><draw:frame text:anchor-type="paragraph" draw:z-index="2" draw:name="Kształt2" draw:style-name="gr2" draw:text-style-name="P83" svg:width="5.0657in" svg:height="3.0012in" svg:x="-0.0465in" svg:y="0.0098in"><draw:text-box><text:p><text:span text:style-name="T6"><text:tab/></text:span><text:span text:style-name="T6"><text:line-break/></text:span><text:span text:style-name="T6"><text:tab/></text:span></text:p><text:p><text:span text:style-name="T6"><text:tab/></text:span><text:span text:style-name="T6">int fibb(int n){</text:span></text:p><text:p><text:span text:style-name="T6"><text:tab/></text:span><text:span text:style-name="T6"><text:tab/></text:span><text:span text:style-name="T6"><text:tab/></text:span><text:span text:style-name="T6">if ( n &lt; 2)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return 1;</text:span></text:p><text:p><text:span text:style-name="T6"/></text:p><text:p><text:span text:style-name="T6"><text:tab/></text:span><text:span text:style-name="T6"><text:tab/></text:span><text:span text:style-name="T6"><text:tab/></text:span><text:span text:style-name="T6">return fibb( n – 1) + </text:span><text:span text:style-name="T6">fibb(n – 2);</text:span><text:span text:style-name="T6"><text:tab/></text:span><text:span text:style-name="T6"><text:tab/></text:span></text:p><text:p><text:span text:style-name="T6"><text:tab/></text:span><text:span text:style-name="T6">}</text:span></text:p><text:p><text:span text:style-name="T6"/></text:p><text:p><text:span text:style-name="T6"><text:tab/></text:span><text:span text:style-name="T6">void mai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int nthFib = 5;</text:span></text:p><text:p><text:span text:style-name="T6"><text:tab/></text:span><text:span text:style-name="T6"><text:tab/></text:span><text:span text:style-name="T6"><text:tab/></text:span><text:span text:style-name="T6">print(nthFib);</text:span></text:p><text:p><text:span text:style-name="T6"><text:tab/></text:span><text:span text:style-name="T6">}</text:span></text:p><text:p><text:span text:style-name="T6"/></text:p></draw:text-box></draw:frame></text:p>
      <text:p text:style-name="P5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>Języki będzie wspierał rekurenyjne wywołania zadeklarowanych funckji.</text:p>
      <text:p text:style-name="P3"><draw:frame text:anchor-type="paragraph" draw:z-index="3" draw:name="Kształt2_0" draw:style-name="gr1" draw:text-style-name="P83" svg:width="6.5657in" svg:height="2.6012in" svg:x="0.228in" svg:y="0.0728in"><draw:text-box><text:p><text:span text:style-name="T6"><text:tab/></text:span></text:p><text:p><text:span text:style-name="T6"/></text:p><text:p><text:span text:style-name="T6"><text:tab/></text:span><text:span text:style-name="T6">void main(int para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list&lt;int&gt; intList = [1 , </text:span><text:span text:style-name="T6">2 , 3 , 4]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ilter(ele -&gt; ele &gt; 3)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oreach(ele -&gt; ele * 2);</text:span></text:p><text:p><text:span text:style-name="T6"><text:tab/></text:span><text:span text:style-name="T6"><text:tab/></text:span><text:span text:style-name="T6"><text:tab/></text:span><text:span text:style-name="T6">intList.add(123);</text:span></text:p><text:p><text:span text:style-name="T6"><text:tab/></text:span><text:span text:style-name="T6"><text:tab/></text:span><text:span text:style-name="T6"><text:tab/></text:span><text:span text:style-name="T6">intList.add(para);</text:span></text:p><text:p><text:span text:style-name="T6"><text:tab/></text:span><text:span text:style-name="T6"><text:tab/></text:span><text:span text:style-name="T6"><text:tab/></text:span><text:span text:style-name="T6">int result = intList[0] + </text:span><text:span text:style-name="T6">intList[1]</text:span></text:p><text:p><text:span text:style-name="T6"><text:tab/></text:span><text:span text:style-name="T6"><text:tab/></text:span><text:span text:style-name="T6"><text:tab/></text:span><text:span text:style-name="T6">print(result); <text:s/></text:span></text:p><text:p><text:span text:style-name="T6"><text:tab/></text:span><text:span text:style-name="T6">}</text:span></text:p><text:p><text:span text:style-name="T6"/></text:p></draw:text-box></draw:frame></text:p>
      <text:p text:style-name="P5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ext:p text:style-name="P62"><text:span text:style-name="T64">Wykorzystanie wbudowanych metod do manipulaowania listami. Inicializujemy listę, później zamieniamy listę przy pomocy filtra. Następnie </text:span><text:span text:style-name="T63">każdy element listy mapujemy na jego podwojoną wartość. </text:span><text:span text:style-name="T64">Dodajemy liczbę 12345 na koniec listy, a następnie wypisujemy zmienną result, wcześniej utworzoną po zsumowaniu elementów listy spod indeksu 0 i 1.</text:span></text:p>
      <text:p text:style-name="P14"><text:soft-page-break/>Gramatyka</text:p>
      <text:p text:style-name="P3"/>
      <text:p text:style-name="P3"/>
      <text:p text:style-name="P15">program <text:tab/><text:tab/>::== { function }</text:p>
      <text:p text:style-name="P15">function<text:tab/><text:tab/>::== signature parameters block</text:p>
      <text:p text:style-name="P15">parameters <text:tab/>::== `(` [ <text:span text:style-name="T33">signature ] {`,` signature } ] `)`</text:span></text:p>
      <text:p text:style-name="P16">arguments<text:tab/><text:tab/>::== `(` [ expression {`,` expression } `)`</text:p>
      <text:p text:style-name="P37"><text:span text:style-name="T6">block<text:tab/><text:tab/>::=</text:span><text:span text:style-name="T9">= </text:span><text:span text:style-name="T19">`</text:span><text:span text:style-name="T9">{</text:span><text:span text:style-name="T19">` { instruction `;` | statement | block } `}`</text:span></text:p>
      <text:p text:style-name="P41"><text:span text:style-name="T9">s</text:span><text:span text:style-name="T6">ignature<text:tab/><text:tab/>::== type identifier</text:span></text:p>
      <text:p text:style-name="P18">statement<text:tab/><text:tab/>::== ifStatement | loopStatement</text:p>
      <text:p text:style-name="P41"><text:span text:style-name="T6">ifStatement<text:tab/>::== </text:span><text:span text:style-name="T20">`if` `(` condition `)` block [ `else` block ]</text:span></text:p>
      <text:p text:style-name="P42"><text:span text:style-name="T20">w</text:span><text:span text:style-name="T6">hileStatement<text:tab/>::== `while` `(` condition `)` block</text:span></text:p>
      <text:p text:style-name="P19">instruction <text:tab/>::== returnInst</text:p>
      <text:p text:style-name="P19"><text:tab/><text:tab/><text:tab/> <text:s text:c="2"/>| initInst</text:p>
      <text:p text:style-name="P19"><text:tab/><text:tab/><text:tab/> <text:s text:c="2"/>| assignInst</text:p>
      <text:p text:style-name="P9"><text:span text:style-name="T19"><text:tab/><text:tab/><text:tab/> <text:s text:c="2"/>| </text:span><text:span text:style-name="T21">functionCall</text:span></text:p>
      <text:p text:style-name="P51"><text:span text:style-name="T21"><text:tab/><text:tab/><text:tab/> <text:s text:c="2"/></text:span><text:span text:style-name="T6">| listFuncCall</text:span></text:p>
      <text:p text:style-name="P20">returnInst<text:tab/>::== `return` expression</text:p>
      <text:p text:style-name="P20">initInst<text:tab/><text:tab/>::==<text:tab/>signature [ assign ]</text:p>
      <text:p text:style-name="P20">assignInst<text:tab/>::== identifier assign</text:p>
      <text:p text:style-name="P21">assign<text:tab/><text:tab/>::== `=` expression</text:p>
      <text:p text:style-name="P43"><text:span text:style-name="T21">functionCall</text:span><text:span text:style-name="T6"><text:tab/>::== identifier arguments</text:span></text:p>
      <text:p text:style-name="P46"><text:span text:style-name="T6">listFuncCall<text:tab/>::== identifier `.` </text:span><text:span text:style-name="T25">listOpp</text:span></text:p>
      <text:p text:style-name="P22">listOpp<text:tab/><text:tab/>::== filter </text:p>
      <text:p text:style-name="P23"><text:tab/><text:tab/><text:tab/> <text:s text:c="2"/>| foreach </text:p>
      <text:p text:style-name="P25"><text:tab/><text:tab/><text:tab/> <text:s text:c="2"/>| remove</text:p>
      <text:p text:style-name="P25"><text:tab/><text:tab/><text:tab/> <text:s text:c="2"/><text:span text:style-name="T54">| add</text:span></text:p>
      <text:p text:style-name="P7"><text:span text:style-name="T25">filter<text:tab/><text:tab/>::== `filter` `(` </text:span><text:span text:style-name="T31">l</text:span><text:span text:style-name="T32">ambda</text:span><text:span text:style-name="T25"> `)</text:span><text:span text:style-name="T27">`</text:span></text:p>
      <text:p text:style-name="P8"><text:span text:style-name="T31">lambda<text:tab/></text:span><text:span text:style-name="T26"> <text:tab/>::== identifier </text:span><text:span text:style-name="T30">`-&gt;`</text:span><text:span text:style-name="T31">[</text:span><text:span text:style-name="T28"> </text:span><text:span text:style-name="T30">condition </text:span><text:span text:style-name="T31">| expression ]</text:span></text:p>
      <text:p text:style-name="P24">foreach<text:tab/><text:tab/>::== `foreach` `(` mathOpp , expression `)`</text:p>
      <text:p text:style-name="P26">remove<text:tab/><text:tab/>::== `remove` `(` expression `)`<text:span text:style-name="T52"> <text:s/></text:span></text:p>
      <text:p text:style-name="P56"><text:span text:style-name="T22">a</text:span><text:span text:style-name="T6">dd<text:tab/><text:tab/><text:tab/>::== `add` `(` expression `)` </text:span></text:p>
      <text:p text:style-name="P6"><text:span text:style-name="T22">condition <text:tab/>::==<text:tab/></text:span><text:span text:style-name="T30">baseCond</text:span><text:span text:style-name="T23"> { condOpp </text:span><text:span text:style-name="T30">baseCond</text:span><text:span text:style-name="T23"> }</text:span></text:p>
      <text:p text:style-name="P55"><text:span text:style-name="T24">b</text:span><text:span text:style-name="T6">aseCond<text:tab/><text:tab/>::== expression compOpp expression</text:span></text:p>
      <text:p text:style-name="P10"><text:span text:style-name="T22">compOpp<text:tab/><text:tab/>::== relationOpp | <text:s/>equalOpp</text:span><text:span text:style-name="T26"> </text:span></text:p>
      <text:p text:style-name="P44"><text:span text:style-name="T6">listDef<text:tab/><text:tab/>::== `[` [ expression { `,` expression } ] </text:span><text:span text:style-name="T29">`]`</text:span></text:p>
      <text:p text:style-name="P27">expression<text:tab/>::== baseExp { mathOpp baseExp}</text:p>
      <text:p text:style-name="P28">baseExp<text:tab/><text:tab/>::== literal</text:p>
      <text:p text:style-name="P29"><text:tab/><text:tab/><text:tab/> <text:s text:c="2"/>| <text:span text:style-name="T52">identifier</text:span> <text:span text:style-name="T53">[</text:span>`[` expression `]`<text:span text:style-name="T53">]</text:span></text:p>
      <text:p text:style-name="P28"><text:tab/><text:tab/><text:tab/> <text:s text:c="2"/>| `(` expression `)`</text:p>
      <text:p text:style-name="P28"><text:tab/><text:tab/><text:tab/> <text:s text:c="2"/>| functionCall</text:p>
      <text:p text:style-name="P26"><text:tab/><text:tab/><text:tab/> <text:s text:c="2"/>| listFuncCall</text:p>
      <text:p text:style-name="P27">mathOpp<text:tab/><text:tab/>::== addOpp | multOpp</text:p>
      <text:p text:style-name="P40"><text:span text:style-name="T9">l</text:span><text:span text:style-name="T6">iteral <text:tab/><text:tab/>::== `0` | [ `-` ] number | string | listDef</text:span></text:p>
      <text:p text:style-name="P30">condOpp<text:tab/><text:tab/>::== `&amp;&amp;` | `||`</text:p>
      <text:p text:style-name="P39"><text:span text:style-name="T9">e</text:span><text:span text:style-name="T6">qualOpp<text:tab/><text:tab/>::== `==` | `!=`</text:span></text:p>
      <text:p text:style-name="P39"><text:span text:style-name="T9">r</text:span><text:span text:style-name="T6">elationOpp<text:tab/>::== `&lt;` | `&lt;=` | `&gt;` | `&gt;=`</text:span></text:p>
      <text:p text:style-name="P39"><text:span text:style-name="T9">a</text:span><text:span text:style-name="T6">ddOpp<text:tab/><text:tab/>::== `+` | `-`</text:span></text:p>
      <text:p text:style-name="P31">multOpp<text:tab/><text:tab/>::== `*` | `/`| `%`</text:p>
      <text:p text:style-name="P38"><text:span text:style-name="T9">s</text:span><text:span text:style-name="T6">tring<text:tab/><text:tab/>::== `"` { </text:span><text:span text:style-name="T11">ASCII character</text:span><text:span text:style-name="T18"> } `"`</text:span> <text:s text:c="241"/></text:p>
      <text:p text:style-name="P38"><text:soft-page-break/><text:span text:style-name="T9">n</text:span><text:span text:style-name="T6">umber<text:tab/><text:tab/>::== naturalDigit { digit } [ `.` digit { digit } ]</text:span></text:p>
      <text:p text:style-name="P32"><text:tab/><text:tab/><text:tab/> <text:s text:c="2"/>| digit [ `.` { digit } ]</text:p>
      <text:p text:style-name="P5"><text:span text:style-name="T10">identifier</text:span><text:span text:style-name="T8"> <text:tab/>::== letter { letter | digit }</text:span></text:p>
      <text:p text:style-name="P17">type<text:tab/><text:tab/><text:tab/>::== stdType | listType</text:p>
      <text:p text:style-name="P17">stdType<text:tab/><text:tab/>::== `int` | `float` | `string`</text:p>
      <text:p text:style-name="P45"><text:span text:style-name="T7">f</text:span><text:span text:style-name="T6">uncRetType<text:tab/>::== type | `void`</text:span></text:p>
      <text:p text:style-name="P17">listType<text:tab/><text:tab/>::== `list` `&lt;` type `&gt;`<text:tab/><text:tab/><text:tab/><text:tab/> </text:p>
      <text:p text:style-name="P17">letter<text:tab/><text:tab/>::== `a` | `b` | ... <text:s/>| `z`</text:p>
      <text:p text:style-name="P17"><text:tab/><text:tab/><text:tab/> <text:s text:c="2"/>| `A` | `B` | ... <text:s/>| `Z`<text:tab/></text:p>
      <text:p text:style-name="P36"><text:span text:style-name="T8">d</text:span><text:span text:style-name="T6">igit <text:tab/><text:tab/>::== `0` | posDigit</text:span></text:p>
      <text:p text:style-name="P4"><text:span text:style-name="T8">naturalDigit<text:tab/></text:span><text:span text:style-name="T9">::</text:span><text:span text:style-name="T7">==</text:span><text:span text:style-name="T9"> </text:span><text:span text:style-name="T8">`1` | `2` | ... <text:s/>| `9`</text:span></text:p>
      <text:p text:style-name="P33"/>
      <text:p text:style-name="P34"/>
      <text:p text:style-name="P35"/>
      <text:p text:style-name="P3"/>
      <text:p text:style-name="P14">Opis techniczny realizacji</text:p>
      <text:p text:style-name="P3"/>
      <text:list xml:id="list1775276403" text:style-name="L3">
        <text:list-item>
          <text:p text:style-name="P72">Przy implementacji projektu zostanie wykorzystany język Java w wersji 11</text:p>
        </text:list-item>
        <text:list-item>
          <text:p text:style-name="P60"><text:span text:style-name="T37">S</text:span><text:span text:style-name="T38">truktura folderów będzie typowa jak dla projektu wspieranego przez narzędzie Maven</text:span></text:p>
        </text:list-item>
        <text:list-item>
          <text:p text:style-name="P70">IDE wykorzystane przy pracy nad projektem to Intellij IDEA</text:p>
          <text:p text:style-name="P73"/>
        </text:list-item>
      </text:list>
      <text:p text:style-name="P52">Pakiety </text:p>
      <text:p text:style-name="P52"/>
      <text:list xml:id="list1952947627" text:style-name="L4">
        <text:list-item>
          <text:p text:style-name="P61"><text:span text:style-name="T43">DataSource</text:span><text:span text:style-name="T39"> bedzie interfejsem zapewniającym ciąg znaków dla dalszego potoku przetwarznia.W zależności od uruchomienia interpretera źródłem może być ciąg z klawiatury lub plik tekstowy.</text:span></text:p>
        </text:list-item>
        <text:list-item>
          <text:p text:style-name="P75"><text:span text:style-name="T42">Lexer</text:span><text:span text:style-name="T40"> </text:span><text:span text:style-name="T45">będzie miał za zadanie wyodrębnić z zadanego ciągu wejściowego wyrazy, a następnie zamienić je na tokeny, które zostaną przekazne do </text:span><text:span text:style-name="T40">Parser</text:span><text:span text:style-name="T41">a. </text:span><text:span text:style-name="T46">W trakcie analizy tekstu </text:span><text:span text:style-name="T41">Lexer </text:span><text:span text:style-name="T48">ignoruje białe znaki oraz komentarze. Oprócz informacji typowych dla danej klasy tokenu, każda instancja będzie miała zapisane w sobie informacje o swoim położeniu w tekście (wiersz, kolumna), w przypadku trybu interaktywnego tokeny nie potrzebują tych informacji. Tokenizacja będzie leniwa.</text:span></text:p>
        </text:list-item>
        <text:list-item>
          <text:p text:style-name="P76"><text:span text:style-name="T50">Parser</text:span><text:span text:style-name="T51"> </text:span><text:span text:style-name="T47">grupuje tokeny w drzewo składniowe i sprawdza, czy struktura jest poprawna składniowo. Tokeny zostaną zapisane do tabeli symboli wraz z informacją o typie.</text:span></text:p>
          <text:p text:style-name="P76"><text:span text:style-name="T47">Poprawnie skonstruowane drzewo zostanie przekazane do I</text:span><text:span text:style-name="T51">nterpretera.</text:span></text:p>
        </text:list-item>
        <text:list-item>
          <text:p text:style-name="P78"><text:span text:style-name="T42">Interpreter </text:span><text:span text:style-name="T47">sprawdza semantykę konstrukcji stworzonych przez </text:span><text:span text:style-name="T44">Parser</text:span><text:span text:style-name="T49"> </text:span><text:span text:style-name="T47">oraz wykonuje zadane instrukcje.</text:span></text:p>
        </text:list-item>
        <text:list-item>
          <text:p text:style-name="P77">ErrorHandler <text:span text:style-name="T47">zajmie się się wypisanie w odpowiedni sposób informacji o błędach przychodzących z poszczególnych modułów. Na przykład błędów o niewłaściwej konstrukcji pochodzących z </text:span><text:span text:style-name="T51">Lexera, </text:span><text:span text:style-name="T47">lub błędów wynikających z niewłaściwego źródła danych podanego do </text:span><text:span text:style-name="T51">DataSource.</text:span></text:p>
        </text:list-item>
      </text:list>
      <text:p text:style-name="P53"/>
      <text:p text:style-name="P54">Testowanie</text:p>
      <text:p text:style-name="P54"/>
      <text:list xml:id="list3825992414" text:style-name="L5">
        <text:list-item>
          <text:p text:style-name="P79">DataSource : testy jednostkowe sprawdzające czy dane zostały poprawnie zczytane ze źródła.</text:p>
        </text:list-item>
        <text:list-item>
          <text:p text:style-name="P79">Lexer : testy jednostkowe sprawdzające, czy zbiór tokenów utowrzony z zadanego ciągu wejściowego jest zgodny ze wcześniej przygotowanym (poprawnym) zbiorem tokenów.</text:p>
          <text:p text:style-name="P79">Również każdy typ tokenu powinien mieć swój oddzielny test jednostkowy.</text:p>
        </text:list-item>
        <text:list-item>
          <text:p text:style-name="P79">Parser : sprawdzenie czy drzwo składniowe wygenerowane ze wcześniej przygotowanego </text:p>
          <text:p text:style-name="P79">zbioru tokenów jest poprawne. Dodatkowo można przygotować moduł wizualizujący</text:p>
          <text:p text:style-name="P79">wygenerowane drzewo w celu manualnej analiz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4:11:11.001488840</meta:creation-date>
    <meta:generator>LibreOffice/6.4.7.2$Linux_X86_64 LibreOffice_project/40$Build-2</meta:generator>
    <dc:date>2021-11-08T11:45:04.687287171</dc:date>
    <meta:editing-duration>PT1H26M24S</meta:editing-duration>
    <meta:editing-cycles>29</meta:editing-cycles>
    <meta:document-statistic meta:table-count="0" meta:image-count="0" meta:object-count="0" meta:page-count="4" meta:paragraph-count="111" meta:word-count="908" meta:character-count="6354" meta:non-whitespace-character-count="5198"/>
  </office:meta>
</office:document-meta>
</file>